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09A00000097DFEF3F38.png" manifest:media-type=""/>
  <manifest:file-entry manifest:full-path="Pictures/10000200000001820000009C041961F5.png" manifest:media-type=""/>
  <manifest:file-entry manifest:full-path="Pictures/100002000000009800000095ADC9378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1cm" svg:stroke-color="#008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8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89cm" svg:height="3.205cm" svg:x="4.57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3.614cm" svg:height="5.501cm" svg:x="3.776cm" svg:y="12.126cm">
          <draw:image xlink:href="Pictures/10000200000001820000009C041961F5.png" xlink:type="simple" xlink:show="embed" xlink:actuate="onLoad">
            <text:p/>
          </draw:image>
        </draw:frame>
        <draw:g>
          <draw:frame draw:style-name="gr2" draw:text-style-name="P1" draw:layer="layout" svg:width="3.491cm" svg:height="3.439cm" draw:transform="rotate (-1.5707963267949) translate (16.774cm 13.072cm)">
            <draw:image xlink:href="Pictures/100002000000009800000095ADC93784.png" xlink:type="simple" xlink:show="embed" xlink:actuate="onLoad">
              <text:p/>
            </draw:image>
          </draw:frame>
          <draw:frame draw:style-name="gr2" draw:text-style-name="P1" draw:layer="layout" svg:width="3.528cm" svg:height="3.381cm" draw:transform="rotate (1.5707963267949) translate (4.483cm 16.522cm)">
            <draw:image xlink:href="Pictures/100002000000009A00000097DFEF3F38.png" xlink:type="simple" xlink:show="embed" xlink:actuate="onLoad">
              <text:p/>
            </draw:image>
          </draw:frame>
          <draw:custom-shape draw:style-name="gr3" draw:text-style-name="P1" draw:layer="layout" svg:width="3.498cm" svg:height="3.455cm" svg:x="13.303cm" svg:y="13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1" draw:layer="layout" svg:width="3.491cm" svg:height="3.439cm" svg:x="8.834cm" svg:y="13.083cm">
            <draw:image xlink:href="Pictures/100002000000009800000095ADC93784.png" xlink:type="simple" xlink:show="embed" xlink:actuate="onLoad">
              <text:p/>
            </draw:image>
          </draw:frame>
          <draw:custom-shape draw:style-name="gr3" draw:text-style-name="P1" draw:layer="layout" svg:width="3.44cm" svg:height="3.455cm" svg:x="8.839cm" svg:y="13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3.44cm" svg:height="3.455cm" svg:x="4.439cm" svg:y="13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5T20:42:48</meta:creation-date>
    <dc:date>2013-03-15T20:57:49</dc:date>
    <meta:editing-duration>PT1M18S</meta:editing-duration>
    <meta:editing-cycles>2</meta:editing-cycles>
    <meta:generator>LibreOffice/4.0.1.2$Linux_x86 LibreOffice_project/84102822e3d61eb989ddd325abf1ac077904985</meta:generator>
    <meta:document-statistic meta:object-count="9"/>
  </office:meta>
</office:document-meta>
</file>